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4cd69" officeooo:paragraph-rsid="0014cd69" style:font-size-asian="18pt" style:font-size-complex="18pt"/>
    </style:style>
    <style:style style:name="P2" style:family="paragraph" style:parent-style-name="Standard">
      <style:text-properties officeooo:rsid="0014cd69" officeooo:paragraph-rsid="0014cd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ocolat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9T10:21:16.598738500</meta:creation-date>
    <dc:date>2025-05-29T10:21:27.075454200</dc:date>
    <meta:editing-duration>PT10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25.2.2.2$Windows_X86_64 LibreOffice_project/7370d4be9e3cf6031a51beef54ff3bda878e3fac</meta:generator>
  </office:meta>
</office:document-meta>
</file>